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1cm" fo:margin-right="0cm" fo:text-indent="0cm" style:auto-text-indent="fals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rmal</text:p>
      <text:p text:style-name="P1">Indented (1cm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12T07:57:29.21</meta:creation-date>
    <meta:document-statistic meta:table-count="0" meta:image-count="0" meta:object-count="0" meta:page-count="1" meta:paragraph-count="2" meta:word-count="3" meta:character-count="20"/>
    <dc:date>2015-03-12T07:59:08.12</dc:date>
    <dc:creator>Martin Linnemann</dc:creator>
    <meta:editing-duration>PT1M40S</meta:editing-duration>
    <meta:editing-cycles>1</meta:editing-cycles>
    <meta:generator>OpenOffice/4.0.1$Win32 OpenOffice.org_project/401m5$Build-9714</meta:generator>
  </office:meta>
</office:document-meta>
</file>